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gette" svg:font-family="Courgette" style:font-family-generic="system" style:font-pitch="variable" svg:panose-1="2 0 6 3 7 4 0 6 0 4"/>
    <style:font-face style:name="Amaranth" svg:font-family="Amaranth" style:font-family-generic="system" style:font-pitch="variable"/>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ourgette" fo:font-size="26pt" style:font-size-asian="26pt" fo:language="fr" fo:country="BE"/>
    </style:style>
    <style:style style:name="P2" style:parent-style-name="Normal" style:family="paragraph">
      <style:text-properties style:font-name="Amaranth" fo:font-size="22pt" style:font-size-asian="22pt" style:font-size-complex="20pt" fo:language="fr" fo:country="BE"/>
    </style:style>
    <style:style style:name="T3" style:parent-style-name="Policepardéfaut" style:family="text">
      <style:text-properties style:font-name="Roboto" fo:font-size="16pt" style:font-size-asian="16pt" style:font-size-complex="20pt" fo:language="en" fo:country="US"/>
    </style:style>
    <style:style style:name="T4" style:parent-style-name="Policepardéfaut" style:family="text">
      <style:text-properties style:font-name="Roboto" fo:font-size="16pt" style:font-size-asian="16pt" style:font-size-complex="20pt" fo:language="fr" fo:country="BE"/>
    </style:style>
    <style:style style:name="P5" style:parent-style-name="Normal" style:family="paragraph">
      <style:text-properties style:font-name="Roboto" fo:font-size="16pt" style:font-size-asian="16pt" style:font-size-complex="20pt" fo:language="fr" fo:country="BE"/>
    </style:style>
    <style:style style:name="P6" style:parent-style-name="Normal" style:family="paragraph">
      <style:text-properties style:font-name="Courgette" fo:font-size="26pt" style:font-size-asian="26pt" style:font-size-complex="26pt" fo:language="fr" fo:country="BE"/>
    </style:style>
    <style:style style:name="P7" style:parent-style-name="Normal" style:family="paragraph">
      <style:text-properties style:font-name="Amaranth" fo:font-size="22pt" style:font-size-asian="22pt" style:font-size-complex="22pt" fo:language="fr" fo:country="BE"/>
    </style:style>
    <style:style style:name="T8" style:parent-style-name="Policepardéfaut" style:family="text">
      <style:text-properties style:font-name="Roboto" fo:font-size="16pt" style:font-size-asian="16pt" style:font-size-complex="16pt" fo:language="fr" fo:country="BE"/>
    </style:style>
    <style:style style:name="T9" style:parent-style-name="Policepardéfaut" style:family="text">
      <style:text-properties style:font-name="Roboto" fo:font-size="16pt" style:font-size-asian="16pt" style:font-size-complex="16pt" fo:language="fr" fo:country="BE"/>
    </style:style>
  </office:automatic-styles>
  <office:body>
    <office:text text:use-soft-page-breaks="true">
      <text:p text:style-name="P1">Voici le titre<text:s/>de « top bar »</text:p>
      <text:p text:style-name="P2">Voici le<text:s/>titre<text:s/>d’un bloc<text:s/></text:p>
      <text:p text:style-name="Normal"><text:span text:style-name="T3">Lorem ipsum dolor sit amet, consectetur adipiscing elit. Maecenas posuere sed lorem vehicula lacinia. Nunc quis mi nec lacus pretium hendrerit. Nunc tempus, urna quis hendrerit porttitor, nisl lorem ullamcorper orci, nec sollicitudin nisi felis ut sem.<text:s/></text:span><text:span text:style-name="T4">Nunc dictum elit dolor, non lobortis magna cursus quis.</text:span></text:p>
      <text:p text:style-name="P5"/>
      <text:p text:style-name="P6">Courgette 26</text:p>
      <text:p text:style-name="P7">Amaranth<text:s/>22</text:p>
      <text:p text:style-name="Normal"><text:span text:style-name="T8">Roboto</text:span><text:span text:style-name="T9"><text:s/>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gette" svg:font-family="Courgette" style:font-family-generic="system" style:font-pitch="variable" svg:panose-1="2 0 6 3 7 4 0 6 0 4"/>
    <style:font-face style:name="Amaranth" svg:font-family="Amaranth" style:font-family-generic="system" style:font-pitch="variable"/>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fr" fo:country="FR"/>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fr" fo:country="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29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 Closquet</meta:initial-creator>
    <dc:creator>Eric Closquet</dc:creator>
    <meta:creation-date>2018-12-05T12:39:00Z</meta:creation-date>
    <dc:date>2018-12-05T13:58:00Z</dc:date>
    <meta:print-date>2018-12-05T13:56:00Z</meta:print-date>
    <meta:template xlink:href="Normal.dotm" xlink:type="simple"/>
    <meta:editing-cycles>4</meta:editing-cycles>
    <meta:editing-duration>PT4740S</meta:editing-duration>
    <meta:document-statistic meta:page-count="1" meta:paragraph-count="1" meta:word-count="61" meta:character-count="400" meta:row-count="2" meta:non-whitespace-character-count="340"/>
  </office:meta>
</office:document-meta>
</file>